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ff99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paragraph-properties fo:text-align="center"/>
      <style:text-properties fo:color="#cccccc"/>
    </style:style>
    <style:style style:name="P7" style:family="paragraph">
      <style:paragraph-properties fo:text-align="center"/>
      <style:text-properties fo:color="#999999"/>
    </style:style>
    <style:style style:name="P8" style:family="paragraph">
      <style:text-properties fo:color="#ff3333" fo:font-size="18pt"/>
    </style:style>
    <style:style style:name="P9" style:family="paragraph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center"/>
      <style:text-properties fo:color="#ff3333" fo:font-size="18pt"/>
    </style:style>
    <style:style style:name="P11" style:family="paragraph">
      <style:paragraph-properties fo:text-align="center"/>
      <style:text-properties fo:color="#cccccc" fo:font-size="18pt"/>
    </style:style>
    <style:style style:name="P12" style:family="paragraph">
      <style:paragraph-properties fo:text-align="center"/>
      <style:text-properties fo:color="#999999"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color="#000000" fo:font-size="18pt"/>
    </style:style>
    <style:style style:name="P16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5" style:family="text">
      <style:text-properties fo:color="#ff3333"/>
    </style:style>
    <style:style style:name="T6" style:family="text">
      <style:text-properties fo:color="#999999"/>
    </style:style>
    <style:style style:name="T7" style:family="text">
      <style:text-properties fo:color="#b2b2b2"/>
    </style:style>
    <style:style style:name="T8" style:family="text">
      <style:text-properties fo:color="#ff3333" fo:font-size="18pt"/>
    </style:style>
    <style:style style:name="T9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ccccc" fo:font-size="18pt"/>
    </style:style>
    <style:style style:name="T11" style:family="text">
      <style:text-properties fo:color="#999999" fo:font-size="18pt"/>
    </style:style>
    <style:style style:name="T12" style:family="text">
      <style:text-properties fo:font-size="18pt"/>
    </style:style>
    <style:style style:name="T13" style:family="text">
      <style:text-properties fo:color="#b2b2b2" fo:font-size="18pt"/>
    </style:style>
    <style:style style:name="T14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Baseline</text:span><text:span text:style-name="T1"><text:line-break/></text:span><text:span text:style-name="T1">Store to L1-1 . Which result is correct?</text:span></text:p>
          </draw:text-box>
        </draw:frame>
        <draw:custom-shape draw:style-name="gr1" draw:text-style-name="P4" draw:layer="layout" svg:width="3.556cm" svg:height="1.016cm" svg:x="1.8cm" svg:y="6.8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7.8cm" svg:y="6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556cm" svg:height="1.016cm" svg:x="15.8cm" svg:y="6.8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56cm" svg:height="0.58cm" svg:x="2.8cm" svg:y="11.3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6.4cm" svg:y="11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6.4cm" svg:y="11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56cm" svg:height="0.58cm" svg:x="20.7cm" svg:y="11.35cm">
          <text:p text:style-name="P3"><text:span text:style-name="T2">L1-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72cm" svg:height="0.58cm" svg:x="10cm" svg:y="16.35cm">
          <text:p text:style-name="P3"><text:span text:style-name="T2">L2-0, L2-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286cm" svg:height="0.962cm" svg:x="2.762cm" svg:y="5.834cm">
          <draw:text-box>
            <text:p>L1-0</text:p>
          </draw:text-box>
        </draw:frame>
        <draw:frame draw:style-name="gr9" draw:layer="layout" svg:width="2.286cm" svg:height="0.962cm" svg:x="8.762cm" svg:y="5.834cm">
          <draw:text-box>
            <text:p>L1-1</text:p>
          </draw:text-box>
        </draw:frame>
        <draw:frame draw:style-name="gr9" draw:layer="layout" svg:width="2.286cm" svg:height="0.962cm" svg:x="16.662cm" svg:y="5.834cm">
          <draw:text-box>
            <text:p>L1-2</text:p>
          </draw:text-box>
        </draw:frame>
        <draw:frame draw:style-name="gr9" draw:layer="layout" svg:width="2.286cm" svg:height="0.962cm" svg:x="22.662cm" svg:y="5.834cm">
          <draw:text-box>
            <text:p>L1-3</text:p>
          </draw:text-box>
        </draw:frame>
        <draw:frame draw:style-name="gr9" draw:layer="layout" svg:width="2.286cm" svg:height="0.962cm" svg:x="15.262cm" svg:y="10.834cm">
          <draw:text-box>
            <text:p>L2-1</text:p>
          </draw:text-box>
        </draw:frame>
        <draw:frame draw:style-name="gr9" draw:layer="layout" svg:width="2.286cm" svg:height="0.962cm" svg:x="0.762cm" svg:y="10.334cm">
          <draw:text-box>
            <text:p>L2-0</text:p>
          </draw:text-box>
        </draw:frame>
        <draw:frame draw:style-name="gr9" draw:layer="layout" svg:width="2.286cm" svg:height="0.962cm" svg:x="12.762cm" svg:y="17.834cm">
          <draw:text-box>
            <text:p>MM</text:p>
          </draw:text-box>
        </draw:frame>
        <draw:custom-shape draw:style-name="gr10" draw:text-style-name="P4" draw:layer="layout" svg:width="1.684cm" svg:height="1.016cm" svg:x="10cm" svg:y="10.3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84cm" svg:height="1.016cm" svg:x="24.3cm" svg:y="10.3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1" draw:layer="layout" svg:width="2.369cm" svg:height="0.962cm" svg:x="7.526cm" svg:y="16.826cm">
          <draw:text-box>
            <text:p>Owner</text:p>
          </draw:text-box>
        </draw:frame>
        <draw:frame draw:style-name="gr11" draw:layer="layout" svg:width="2.403cm" svg:height="0.962cm" svg:x="7.527cm" svg:y="16.226cm">
          <draw:text-box>
            <text:p>Sharer</text:p>
          </draw:text-box>
        </draw:frame>
        <draw:frame draw:style-name="gr11" draw:layer="layout" svg:width="2.369cm" svg:height="0.962cm" svg:x="0.526cm" svg:y="11.826cm">
          <draw:text-box>
            <text:p>Owner</text:p>
          </draw:text-box>
        </draw:frame>
        <draw:frame draw:style-name="gr11" draw:layer="layout" svg:width="2.403cm" svg:height="0.962cm" svg:x="0.527cm" svg:y="11.226cm">
          <draw:text-box>
            <text:p>Sharer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tore to L1-1 for sub-block 1</text:span><text:span text:style-name="T1"><text:line-break/></text:span><text:span text:style-name="T3">no invalidation is sent to L1-0 since it holds a different subblock</text:span><text:span text:style-name="T3"><text:line-break/></text:span><text:span text:style-name="T3">Invalidation is sent to L2-1 from MM since it is a </text:span><text:span text:style-name="T4">sharer</text:span></text:p>
          </draw:text-box>
        </draw:frame>
        <draw:custom-shape draw:style-name="gr13" draw:text-style-name="P5" draw:layer="layout" svg:width="3.556cm" svg:height="1.016cm" svg:x="1.8cm" svg:y="6.8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556cm" svg:height="1.016cm" svg:x="7.8cm" svg:y="6.85cm">
          <text:p text:style-name="P3"><text:span text:style-name="T5">I → 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556cm" svg:height="1.016cm" svg:x="15.8cm" svg:y="6.85cm">
          <text:p text:style-name="P3"><text:span text:style-name="T5">S → 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556cm" svg:height="0.58cm" svg:x="2.8cm" svg:y="11.35cm">
          <text:p text:style-name="P3">L1-0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556cm" svg:height="0.58cm" svg:x="6.4cm" svg:y="11.35cm">
          <text:p text:style-name="P3"><text:span text:style-name="T5">L1-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556cm" svg:height="0.58cm" svg:x="6.4cm" svg:y="11.95cm">
          <text:p text:style-name="P3"><text:span text:style-name="T5">L1-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56cm" svg:height="0.58cm" svg:x="20.7cm" svg:y="11.35cm">
          <text:p text:style-name="P3"><text:span text:style-name="T6">L1-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72cm" svg:height="0.58cm" svg:x="10cm" svg:y="16.35cm">
          <text:p text:style-name="P3">L2-0, <text:span text:style-name="T7">L2-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286cm" svg:height="0.962cm" svg:x="2.762cm" svg:y="5.834cm">
          <draw:text-box>
            <text:p>L1-0</text:p>
          </draw:text-box>
        </draw:frame>
        <draw:frame draw:style-name="gr9" draw:layer="layout" svg:width="2.286cm" svg:height="0.962cm" svg:x="8.762cm" svg:y="5.834cm">
          <draw:text-box>
            <text:p>L1-1</text:p>
          </draw:text-box>
        </draw:frame>
        <draw:frame draw:style-name="gr9" draw:layer="layout" svg:width="2.286cm" svg:height="0.962cm" svg:x="16.662cm" svg:y="5.834cm">
          <draw:text-box>
            <text:p>L1-2</text:p>
          </draw:text-box>
        </draw:frame>
        <draw:frame draw:style-name="gr9" draw:layer="layout" svg:width="2.286cm" svg:height="0.962cm" svg:x="22.662cm" svg:y="5.834cm">
          <draw:text-box>
            <text:p>L1-3</text:p>
          </draw:text-box>
        </draw:frame>
        <draw:frame draw:style-name="gr9" draw:layer="layout" svg:width="2.286cm" svg:height="0.962cm" svg:x="15.262cm" svg:y="10.834cm">
          <draw:text-box>
            <text:p>L2-1</text:p>
          </draw:text-box>
        </draw:frame>
        <draw:frame draw:style-name="gr9" draw:layer="layout" svg:width="2.286cm" svg:height="0.962cm" svg:x="0.762cm" svg:y="10.334cm">
          <draw:text-box>
            <text:p>L2-0</text:p>
          </draw:text-box>
        </draw:frame>
        <draw:frame draw:style-name="gr9" draw:layer="layout" svg:width="2.286cm" svg:height="0.962cm" svg:x="12.762cm" svg:y="17.834cm">
          <draw:text-box>
            <text:p>MM</text:p>
          </draw:text-box>
        </draw:frame>
        <draw:custom-shape draw:style-name="gr10" draw:text-style-name="P4" draw:layer="layout" svg:width="1.684cm" svg:height="1.016cm" svg:x="10cm" svg:y="10.35cm">
          <text:p text:style-name="P3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684cm" svg:height="1.016cm" svg:x="24.3cm" svg:y="10.35cm">
          <text:p text:style-name="P3"><text:span text:style-name="T5">S→I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684cm" svg:height="1.016cm" svg:x="17.3cm" svg:y="15.35cm">
          <text:p text:style-name="P3">E</text:p>
          <draw:enhanced-geometry svg:viewBox="0 0 21600 21600" draw:type="rectangle" draw:enhanced-path="M 0 0 L 21600 0 21600 21600 0 21600 0 0 Z N"/>
        </draw:custom-shape>
        <draw:frame draw:style-name="gr11" draw:layer="layout" svg:width="2.369cm" svg:height="0.962cm" svg:x="7.526cm" svg:y="16.826cm">
          <draw:text-box>
            <text:p>Owner</text:p>
          </draw:text-box>
        </draw:frame>
        <draw:frame draw:style-name="gr11" draw:layer="layout" svg:width="2.403cm" svg:height="0.962cm" svg:x="7.527cm" svg:y="16.226cm">
          <draw:text-box>
            <text:p>Sharer</text:p>
          </draw:text-box>
        </draw:frame>
        <draw:frame draw:style-name="gr11" draw:layer="layout" svg:width="2.369cm" svg:height="0.962cm" svg:x="0.526cm" svg:y="11.826cm">
          <draw:text-box>
            <text:p>Owner</text:p>
          </draw:text-box>
        </draw:frame>
        <draw:frame draw:style-name="gr11" draw:layer="layout" svg:width="2.403cm" svg:height="0.962cm" svg:x="0.527cm" svg:y="11.226cm">
          <draw:text-box>
            <text:p>Sharer</text:p>
          </draw:text-box>
        </draw:frame>
        <draw:line draw:style-name="gr15" draw:text-style-name="P3" draw:layer="layout" svg:x1="8.366cm" svg:y1="5.292cm" svg:x2="8.366cm" svg:y2="6.808cm">
          <text:p/>
        </draw:line>
        <draw:frame draw:style-name="gr9" draw:text-style-name="P8" draw:layer="layout" svg:width="3.19cm" svg:height="0.962cm" svg:x="5.172cm" svg:y="5.546cm">
          <draw:text-box>
            <text:p><text:span text:style-name="T8">1) Store</text:span></text:p>
          </draw:text-box>
        </draw:frame>
        <draw:line draw:style-name="gr16" draw:text-style-name="P3" draw:layer="layout" svg:x1="19.812cm" svg:y1="12.955cm" svg:x2="16.796cm" svg:y2="15.161cm">
          <text:p/>
        </draw:line>
        <draw:frame draw:style-name="gr9" draw:text-style-name="P8" draw:layer="layout" svg:width="2.794cm" svg:height="0.962cm" svg:x="14.986cm" svg:y="13.208cm">
          <draw:text-box>
            <text:p><text:span text:style-name="T8">4) Inv</text:span></text:p>
          </draw:text-box>
        </draw:frame>
        <draw:frame draw:style-name="gr9" draw:text-style-name="P8" draw:layer="layout" svg:width="3.108cm" svg:height="0.962cm" svg:x="18.77cm" svg:y="13.589cm">
          <draw:text-box>
            <text:p><text:span text:style-name="T8">7) Ack</text:span></text:p>
          </draw:text-box>
        </draw:frame>
        <draw:line draw:style-name="gr16" draw:text-style-name="P3" draw:layer="layout" svg:x1="16.098cm" svg:y1="15.162cm" svg:x2="19.113cm" svg:y2="12.954cm">
          <text:p/>
        </draw:line>
        <draw:line draw:style-name="gr16" draw:text-style-name="P3" draw:layer="layout" svg:x1="9.681cm" svg:y1="8.411cm" svg:x2="7.532cm" svg:y2="10.208cm">
          <text:p/>
        </draw:line>
        <draw:frame draw:style-name="gr9" draw:text-style-name="P8" draw:layer="layout" svg:width="2.608cm" svg:height="0.962cm" svg:x="6.096cm" svg:y="8.59cm">
          <draw:text-box>
            <text:p><text:span text:style-name="T8">2) Wx</text:span></text:p>
          </draw:text-box>
        </draw:frame>
        <draw:line draw:style-name="gr16" draw:text-style-name="P3" draw:layer="layout" svg:x1="8.495cm" svg:y1="10.162cm" svg:x2="10.716cm" svg:y2="8.456cm">
          <text:p/>
        </draw:line>
        <draw:frame draw:style-name="gr9" draw:text-style-name="P9" draw:layer="layout" svg:width="3.19cm" svg:height="0.962cm" svg:x="10.272cm" svg:y="8.59cm">
          <draw:text-box>
            <text:p><text:span text:style-name="T9">9) Data</text:span></text:p>
          </draw:text-box>
        </draw:frame>
        <draw:line draw:style-name="gr16" draw:text-style-name="P3" draw:layer="layout" svg:x1="8.886cm" svg:y1="12.84cm" svg:x2="11.722cm" svg:y2="15.273cm">
          <text:p/>
        </draw:line>
        <draw:frame draw:style-name="gr9" draw:text-style-name="P8" draw:layer="layout" svg:width="2.682cm" svg:height="0.962cm" svg:x="7.62cm" svg:y="13.588cm">
          <draw:text-box>
            <text:p><text:span text:style-name="T8">3) Wx</text:span></text:p>
          </draw:text-box>
        </draw:frame>
        <draw:line draw:style-name="gr16" draw:text-style-name="P3" draw:layer="layout" svg:x1="12.688cm" svg:y1="15.253cm" svg:x2="9.869cm" svg:y2="12.865cm">
          <text:p/>
        </draw:line>
        <draw:frame draw:style-name="gr9" draw:text-style-name="P8" draw:layer="layout" svg:width="3.108cm" svg:height="0.962cm" svg:x="11.77cm" svg:y="13.588cm">
          <draw:text-box>
            <text:p><text:span text:style-name="T8">8) Ack</text:span></text:p>
          </draw:text-box>
        </draw:frame>
        <draw:line draw:style-name="gr16" draw:text-style-name="P3" draw:layer="layout" svg:x1="18.777cm" svg:y1="10.175cm" svg:x2="17.292cm" svg:y2="8.114cm">
          <text:p/>
        </draw:line>
        <draw:frame draw:style-name="gr9" draw:text-style-name="P8" draw:layer="layout" svg:width="2.456cm" svg:height="0.962cm" svg:x="15.07cm" svg:y="8.588cm">
          <draw:text-box>
            <text:p><text:span text:style-name="T8">5) Inv</text:span></text:p>
          </draw:text-box>
        </draw:frame>
        <draw:line draw:style-name="gr16" draw:text-style-name="P3" draw:layer="layout" svg:x1="17.834cm" svg:y1="8.097cm" svg:x2="19.358cm" svg:y2="10.16cm">
          <text:p/>
        </draw:line>
        <draw:frame draw:style-name="gr9" draw:text-style-name="P8" draw:layer="layout" svg:width="3.108cm" svg:height="0.962cm" svg:x="18.67cm" svg:y="8.488cm">
          <draw:text-box>
            <text:p><text:span text:style-name="T8">6) Ack</text:span></text:p>
          </draw:text-box>
        </draw:frame>
        <draw:line draw:style-name="gr17" draw:text-style-name="P3" draw:layer="layout" svg:x1="21.59cm" svg:y1="11.684cm" svg:x2="23.368cm" svg:y2="11.684cm">
          <text:p/>
        </draw:line>
        <draw:line draw:style-name="gr17" draw:text-style-name="P3" draw:layer="layout" svg:x1="15.24cm" svg:y1="16.61cm" svg:x2="13.716cm" svg:y2="16.61cm">
          <text:p/>
        </draw:lin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tore to L1-1 for sub-block 1</text:span><text:span text:style-name="T1"><text:line-break/></text:span><text:span text:style-name="T3">invalidation is sent to L1-0 even if it holds a different subblock. </text:span><text:span text:style-name="T3"><text:line-break/></text:span><text:span text:style-name="T3">Invalidation is sent to L2-1 from MM since it is a </text:span><text:span text:style-name="T4">sharer</text:span></text:p>
          </draw:text-box>
        </draw:frame>
        <draw:custom-shape draw:style-name="gr1" draw:text-style-name="P10" draw:layer="layout" svg:width="3.556cm" svg:height="1.016cm" svg:x="1.8cm" svg:y="6.85cm">
          <text:p text:style-name="P3"><text:span text:style-name="T8">S → I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556cm" svg:height="1.016cm" svg:x="7.8cm" svg:y="6.85cm">
          <text:p text:style-name="P3"><text:span text:style-name="T8">I → M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556cm" svg:height="1.016cm" svg:x="15.8cm" svg:y="6.85cm">
          <text:p text:style-name="P3"><text:span text:style-name="T8">S → 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1.016cm" svg:x="21.8cm" svg:y="6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2.8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016cm" svg:x="6.4cm" svg:y="10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556cm" svg:height="0.58cm" svg:x="2.8cm" svg:y="11.35cm">
          <text:p text:style-name="P3"><text:span text:style-name="T10">L1-0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556cm" svg:height="0.58cm" svg:x="6.4cm" svg:y="11.35cm">
          <text:p text:style-name="P3"><text:span text:style-name="T8">L1-1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2.8cm" svg:y="11.9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56cm" svg:height="0.58cm" svg:x="6.4cm" svg:y="11.95cm">
          <text:p text:style-name="P3"><text:span text:style-name="T8">L1-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016cm" svg:x="17.1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016cm" svg:x="20.7cm" svg:y="10.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56cm" svg:height="0.58cm" svg:x="17.1cm" svg:y="11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556cm" svg:height="0.58cm" svg:x="20.7cm" svg:y="11.35cm">
          <text:p text:style-name="P3"><text:span text:style-name="T11">L1-2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17.1cm" svg:y="11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0.58cm" svg:x="20.7cm" svg:y="11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72cm" svg:height="1.016cm" svg:x="10cm" svg:y="15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7.272cm" svg:height="0.58cm" svg:x="10cm" svg:y="16.35cm">
          <text:p text:style-name="P3"><text:span text:style-name="T12">L2-0, </text:span><text:span text:style-name="T13">L2-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272cm" svg:height="0.58cm" svg:x="10cm" svg:y="16.95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.286cm" svg:height="0.962cm" svg:x="2.762cm" svg:y="5.834cm">
          <draw:text-box>
            <text:p><text:span text:style-name="T12">L1-0</text:span></text:p>
          </draw:text-box>
        </draw:frame>
        <draw:frame draw:style-name="gr9" draw:text-style-name="P14" draw:layer="layout" svg:width="2.286cm" svg:height="0.962cm" svg:x="8.762cm" svg:y="5.834cm">
          <draw:text-box>
            <text:p><text:span text:style-name="T12">L1-1</text:span></text:p>
          </draw:text-box>
        </draw:frame>
        <draw:frame draw:style-name="gr9" draw:text-style-name="P14" draw:layer="layout" svg:width="2.286cm" svg:height="0.962cm" svg:x="16.662cm" svg:y="5.834cm">
          <draw:text-box>
            <text:p><text:span text:style-name="T12">L1-2</text:span></text:p>
          </draw:text-box>
        </draw:frame>
        <draw:frame draw:style-name="gr9" draw:text-style-name="P14" draw:layer="layout" svg:width="2.286cm" svg:height="0.962cm" svg:x="22.662cm" svg:y="5.834cm">
          <draw:text-box>
            <text:p><text:span text:style-name="T12">L1-3</text:span></text:p>
          </draw:text-box>
        </draw:frame>
        <draw:frame draw:style-name="gr9" draw:text-style-name="P14" draw:layer="layout" svg:width="2.286cm" svg:height="0.962cm" svg:x="15.262cm" svg:y="10.834cm">
          <draw:text-box>
            <text:p><text:span text:style-name="T12">L2-1</text:span></text:p>
          </draw:text-box>
        </draw:frame>
        <draw:frame draw:style-name="gr9" draw:text-style-name="P14" draw:layer="layout" svg:width="2.286cm" svg:height="0.962cm" svg:x="0.762cm" svg:y="10.334cm">
          <draw:text-box>
            <text:p><text:span text:style-name="T12">L2-0</text:span></text:p>
          </draw:text-box>
        </draw:frame>
        <draw:frame draw:style-name="gr9" draw:text-style-name="P14" draw:layer="layout" svg:width="2.286cm" svg:height="0.962cm" svg:x="12.762cm" svg:y="17.834cm">
          <draw:text-box>
            <text:p><text:span text:style-name="T12">MM</text:span></text:p>
          </draw:text-box>
        </draw:frame>
        <draw:custom-shape draw:style-name="gr10" draw:text-style-name="P15" draw:layer="layout" svg:width="1.684cm" svg:height="1.016cm" svg:x="10cm" svg:y="10.35cm">
          <text:p text:style-name="P3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84cm" svg:height="1.016cm" svg:x="24.3cm" svg:y="10.35cm">
          <text:p text:style-name="P3"><text:span text:style-name="T8">S→I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84cm" svg:height="1.016cm" svg:x="17.3cm" svg:y="15.35cm">
          <text:p text:style-name="P3"><text:span text:style-name="T12">E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.369cm" svg:height="0.962cm" svg:x="7.526cm" svg:y="16.826cm">
          <draw:text-box>
            <text:p><text:span text:style-name="T12">Owner</text:span></text:p>
          </draw:text-box>
        </draw:frame>
        <draw:frame draw:style-name="gr11" draw:text-style-name="P14" draw:layer="layout" svg:width="2.403cm" svg:height="0.962cm" svg:x="7.527cm" svg:y="16.226cm">
          <draw:text-box>
            <text:p><text:span text:style-name="T12">Sharer</text:span></text:p>
          </draw:text-box>
        </draw:frame>
        <draw:frame draw:style-name="gr11" draw:text-style-name="P14" draw:layer="layout" svg:width="2.369cm" svg:height="0.962cm" svg:x="0.526cm" svg:y="11.826cm">
          <draw:text-box>
            <text:p><text:span text:style-name="T12">Owner</text:span></text:p>
          </draw:text-box>
        </draw:frame>
        <draw:frame draw:style-name="gr11" draw:text-style-name="P14" draw:layer="layout" svg:width="2.403cm" svg:height="0.962cm" svg:x="0.527cm" svg:y="11.226cm">
          <draw:text-box>
            <text:p><text:span text:style-name="T12">Sharer</text:span></text:p>
          </draw:text-box>
        </draw:frame>
        <draw:line draw:style-name="gr15" draw:text-style-name="P3" draw:layer="layout" svg:x1="8.366cm" svg:y1="5.292cm" svg:x2="8.366cm" svg:y2="6.808cm">
          <text:p/>
        </draw:line>
        <draw:frame draw:style-name="gr9" draw:text-style-name="P8" draw:layer="layout" svg:width="3.19cm" svg:height="0.962cm" svg:x="5.172cm" svg:y="5.546cm">
          <draw:text-box>
            <text:p><text:span text:style-name="T8">1) Store</text:span></text:p>
          </draw:text-box>
        </draw:frame>
        <draw:line draw:style-name="gr16" draw:text-style-name="P3" draw:layer="layout" svg:x1="19.812cm" svg:y1="12.955cm" svg:x2="16.796cm" svg:y2="15.161cm">
          <text:p/>
        </draw:line>
        <draw:frame draw:style-name="gr9" draw:text-style-name="P8" draw:layer="layout" svg:width="2.794cm" svg:height="0.962cm" svg:x="14.986cm" svg:y="13.208cm">
          <draw:text-box>
            <text:p><text:span text:style-name="T8">6) Inv</text:span></text:p>
          </draw:text-box>
        </draw:frame>
        <draw:frame draw:style-name="gr9" draw:text-style-name="P8" draw:layer="layout" svg:width="3.108cm" svg:height="0.962cm" svg:x="18.77cm" svg:y="13.589cm">
          <draw:text-box>
            <text:p><text:span text:style-name="T8">9) Ack</text:span></text:p>
          </draw:text-box>
        </draw:frame>
        <draw:line draw:style-name="gr16" draw:text-style-name="P3" draw:layer="layout" svg:x1="16.098cm" svg:y1="15.162cm" svg:x2="19.113cm" svg:y2="12.954cm">
          <text:p/>
        </draw:line>
        <draw:line draw:style-name="gr16" draw:text-style-name="P3" draw:layer="layout" svg:x1="9.681cm" svg:y1="8.411cm" svg:x2="7.532cm" svg:y2="10.208cm">
          <text:p/>
        </draw:line>
        <draw:frame draw:style-name="gr9" draw:text-style-name="P8" draw:layer="layout" svg:width="2.608cm" svg:height="0.962cm" svg:x="6.096cm" svg:y="8.59cm">
          <draw:text-box>
            <text:p><text:span text:style-name="T8">2) Wx</text:span></text:p>
          </draw:text-box>
        </draw:frame>
        <draw:line draw:style-name="gr16" draw:text-style-name="P3" draw:layer="layout" svg:x1="8.495cm" svg:y1="10.162cm" svg:x2="10.716cm" svg:y2="8.456cm">
          <text:p/>
        </draw:line>
        <draw:frame draw:style-name="gr9" draw:text-style-name="P9" draw:layer="layout" svg:width="3.19cm" svg:height="0.962cm" svg:x="10.272cm" svg:y="8.59cm">
          <draw:text-box>
            <text:p><text:span text:style-name="T9">11) Data</text:span></text:p>
          </draw:text-box>
        </draw:frame>
        <draw:line draw:style-name="gr16" draw:text-style-name="P3" draw:layer="layout" svg:x1="8.886cm" svg:y1="12.84cm" svg:x2="11.722cm" svg:y2="15.273cm">
          <text:p/>
        </draw:line>
        <draw:frame draw:style-name="gr9" draw:text-style-name="P8" draw:layer="layout" svg:width="2.682cm" svg:height="0.962cm" svg:x="7.62cm" svg:y="13.588cm">
          <draw:text-box>
            <text:p><text:span text:style-name="T8">5) Wx</text:span></text:p>
          </draw:text-box>
        </draw:frame>
        <draw:line draw:style-name="gr16" draw:text-style-name="P3" draw:layer="layout" svg:x1="12.688cm" svg:y1="15.253cm" svg:x2="9.869cm" svg:y2="12.865cm">
          <text:p/>
        </draw:line>
        <draw:frame draw:style-name="gr9" draw:text-style-name="P8" draw:layer="layout" svg:width="3.108cm" svg:height="0.962cm" svg:x="11.77cm" svg:y="13.588cm">
          <draw:text-box>
            <text:p><text:span text:style-name="T8">10) Ack</text:span></text:p>
          </draw:text-box>
        </draw:frame>
        <draw:line draw:style-name="gr16" draw:text-style-name="P3" draw:layer="layout" svg:x1="18.777cm" svg:y1="10.175cm" svg:x2="17.292cm" svg:y2="8.114cm">
          <text:p/>
        </draw:line>
        <draw:frame draw:style-name="gr9" draw:text-style-name="P8" draw:layer="layout" svg:width="2.456cm" svg:height="0.962cm" svg:x="15.07cm" svg:y="8.588cm">
          <draw:text-box>
            <text:p><text:span text:style-name="T8">7) Inv</text:span></text:p>
          </draw:text-box>
        </draw:frame>
        <draw:line draw:style-name="gr16" draw:text-style-name="P3" draw:layer="layout" svg:x1="17.834cm" svg:y1="8.097cm" svg:x2="19.358cm" svg:y2="10.16cm">
          <text:p/>
        </draw:line>
        <draw:frame draw:style-name="gr9" draw:text-style-name="P8" draw:layer="layout" svg:width="3.108cm" svg:height="0.962cm" svg:x="18.67cm" svg:y="8.488cm">
          <draw:text-box>
            <text:p><text:span text:style-name="T8">8) Ack</text:span></text:p>
          </draw:text-box>
        </draw:frame>
        <draw:line draw:style-name="gr17" draw:text-style-name="P3" draw:layer="layout" svg:x1="21.59cm" svg:y1="11.684cm" svg:x2="23.368cm" svg:y2="11.684cm">
          <text:p/>
        </draw:line>
        <draw:line draw:style-name="gr17" draw:text-style-name="P3" draw:layer="layout" svg:x1="15.24cm" svg:y1="16.61cm" svg:x2="13.716cm" svg:y2="16.61cm">
          <text:p/>
        </draw:line>
        <draw:line draw:style-name="gr16" draw:text-style-name="P3" draw:layer="layout" svg:x1="3.877cm" svg:y1="10.175cm" svg:x2="2.392cm" svg:y2="8.114cm">
          <text:p/>
        </draw:line>
        <draw:frame draw:style-name="gr9" draw:text-style-name="P8" draw:layer="layout" svg:width="2.456cm" svg:height="0.962cm" svg:x="0.17cm" svg:y="8.588cm">
          <draw:text-box>
            <text:p><text:span text:style-name="T8">3) Inv</text:span></text:p>
          </draw:text-box>
        </draw:frame>
        <draw:line draw:style-name="gr16" draw:text-style-name="P3" draw:layer="layout" svg:x1="2.934cm" svg:y1="8.097cm" svg:x2="4.458cm" svg:y2="10.16cm">
          <text:p/>
        </draw:line>
        <draw:frame draw:style-name="gr9" draw:text-style-name="P8" draw:layer="layout" svg:width="3.108cm" svg:height="0.962cm" svg:x="3.77cm" svg:y="8.488cm">
          <draw:text-box>
            <text:p><text:span text:style-name="T8">4) Ack</text:span></text:p>
          </draw:text-box>
        </draw:frame>
        <draw:line draw:style-name="gr17" draw:text-style-name="P3" draw:layer="layout" svg:x1="3.556cm" svg:y1="11.684cm" svg:x2="5.588cm" svg:y2="11.684cm">
          <text:p/>
        </draw:lin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5:33:34.877056352</meta:creation-date>
    <dc:date>2016-03-26T18:40:26.556115669</dc:date>
    <meta:editing-duration>P1DT4H36M11S</meta:editing-duration>
    <meta:editing-cycles>50</meta:editing-cycles>
    <meta:generator>LibreOffice/4.2.8.2$Linux_X86_64 LibreOffice_project/420m0$Build-2</meta:generator>
    <meta:document-statistic meta:object-count="174"/>
  </office:meta>
</office:document-meta>
</file>